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title_3a_1">
      <style:text-properties officeooo:rsid="000402be" officeooo:paragraph-rsid="000402be"/>
    </style:style>
    <style:style style:name="P2" style:family="paragraph" style:parent-style-name="SBC_3a_title_3a_1">
      <style:text-properties officeooo:rsid="0009c5c4" officeooo:paragraph-rsid="0009c5c4"/>
    </style:style>
    <style:style style:name="P3" style:family="paragraph" style:parent-style-name="SBC_3a_title_3a_1">
      <style:text-properties officeooo:rsid="003c268f" officeooo:paragraph-rsid="003c268f"/>
    </style:style>
    <style:style style:name="P4" style:family="paragraph" style:parent-style-name="SBC_3a_title_3a_1">
      <style:text-properties officeooo:paragraph-rsid="0009c5c4"/>
    </style:style>
    <style:style style:name="P5" style:family="paragraph" style:parent-style-name="SBC_3a_title_3a_1">
      <style:text-properties officeooo:paragraph-rsid="004a40eb"/>
    </style:style>
    <style:style style:name="P6" style:family="paragraph" style:parent-style-name="SBC_3a_paragraph_3a_first">
      <style:text-properties officeooo:paragraph-rsid="00420efa"/>
    </style:style>
    <style:style style:name="P7" style:family="paragraph" style:parent-style-name="SBC_3a_paragraph_3a_first">
      <style:text-properties officeooo:rsid="00684fd4" officeooo:paragraph-rsid="00684fd4"/>
    </style:style>
    <style:style style:name="P8" style:family="paragraph" style:parent-style-name="SBC_3a_paragraph">
      <style:text-properties officeooo:rsid="00525b8e" officeooo:paragraph-rsid="00525b8e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paragraph-rsid="00420efa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paragraph-rsid="00605a50"/>
    </style:style>
    <style:style style:name="P12" style:family="paragraph" style:parent-style-name="SBC_3a_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9de54"/>
    </style:style>
    <style:style style:name="T4" style:family="text">
      <style:text-properties fo:language="pt" fo:country="BR" officeooo:rsid="0005f406"/>
    </style:style>
    <style:style style:name="T5" style:family="text">
      <style:text-properties fo:language="pt" fo:country="BR" officeooo:rsid="000a0f29"/>
    </style:style>
    <style:style style:name="T6" style:family="text">
      <style:text-properties fo:language="pt" fo:country="BR" officeooo:rsid="003929dc"/>
    </style:style>
    <style:style style:name="T7" style:family="text">
      <style:text-properties fo:language="pt" fo:country="BR" officeooo:rsid="00446bc2"/>
    </style:style>
    <style:style style:name="T8" style:family="text">
      <style:text-properties fo:language="pt" fo:country="BR" officeooo:rsid="0046e72d"/>
    </style:style>
    <style:style style:name="T9" style:family="text">
      <style:text-properties fo:language="pt" fo:country="BR" officeooo:rsid="00487f7f"/>
    </style:style>
    <style:style style:name="T10" style:family="text">
      <style:text-properties fo:language="pt" fo:country="BR" officeooo:rsid="004c022d"/>
    </style:style>
    <style:style style:name="T11" style:family="text">
      <style:text-properties fo:language="pt" fo:country="BR" officeooo:rsid="004e1149"/>
    </style:style>
    <style:style style:name="T12" style:family="text">
      <style:text-properties fo:language="pt" fo:country="BR" officeooo:rsid="0055b4a2"/>
    </style:style>
    <style:style style:name="T13" style:family="text">
      <style:text-properties fo:language="pt" fo:country="BR" officeooo:rsid="0057c1a2"/>
    </style:style>
    <style:style style:name="T14" style:family="text">
      <style:text-properties fo:language="pt" fo:country="BR" officeooo:rsid="00517f19"/>
    </style:style>
    <style:style style:name="T15" style:family="text">
      <style:text-properties fo:language="pt" fo:country="BR" officeooo:rsid="005976c3"/>
    </style:style>
    <style:style style:name="T16" style:family="text">
      <style:text-properties fo:language="pt" fo:country="BR" officeooo:rsid="005a1c6c"/>
    </style:style>
    <style:style style:name="T17" style:family="text">
      <style:text-properties fo:language="pt" fo:country="BR" officeooo:rsid="005d4702"/>
    </style:style>
    <style:style style:name="T18" style:family="text">
      <style:text-properties fo:language="pt" fo:country="BR" officeooo:rsid="005e5faa"/>
    </style:style>
    <style:style style:name="T19" style:family="text">
      <style:text-properties fo:language="pt" fo:country="BR" officeooo:rsid="005f25c2"/>
    </style:style>
    <style:style style:name="T20" style:family="text">
      <style:text-properties fo:language="pt" fo:country="BR" officeooo:rsid="00605a50"/>
    </style:style>
    <style:style style:name="T21" style:family="text">
      <style:text-properties fo:language="pt" fo:country="BR" officeooo:rsid="00613385"/>
    </style:style>
    <style:style style:name="T22" style:family="text">
      <style:text-properties fo:language="pt" fo:country="BR" officeooo:rsid="00614806"/>
    </style:style>
    <style:style style:name="T23" style:family="text">
      <style:text-properties fo:language="pt" fo:country="BR" officeooo:rsid="00649e44"/>
    </style:style>
    <style:style style:name="T24" style:family="text">
      <style:text-properties fo:language="pt" fo:country="BR" officeooo:rsid="0065e706"/>
    </style:style>
    <style:style style:name="T25" style:family="text">
      <style:text-properties fo:language="pt" fo:country="BR" officeooo:rsid="006852f3"/>
    </style:style>
    <style:style style:name="T26" style:family="text">
      <style:text-properties fo:language="pt" fo:country="BR" officeooo:rsid="0069eb33"/>
    </style:style>
    <style:style style:name="T27" style:family="text">
      <style:text-properties fo:language="pt" fo:country="BR" officeooo:rsid="006d5341"/>
    </style:style>
    <style:style style:name="T28" style:family="text">
      <style:text-properties fo:language="pt" fo:country="BR" officeooo:rsid="006f294d"/>
    </style:style>
    <style:style style:name="T29" style:family="text">
      <style:text-properties fo:language="pt" fo:country="BR" officeooo:rsid="00707189"/>
    </style:style>
    <style:style style:name="T30" style:family="text">
      <style:text-properties fo:language="pt" fo:country="BR" officeooo:rsid="0071aaa3"/>
    </style:style>
    <style:style style:name="T31" style:family="text">
      <style:text-properties officeooo:rsid="0009c5c4"/>
    </style:style>
    <style:style style:name="T32" style:family="text">
      <style:text-properties officeooo:rsid="0034811c"/>
    </style:style>
    <style:style style:name="T33" style:family="text">
      <style:text-properties officeooo:rsid="0036889b"/>
    </style:style>
    <style:style style:name="T34" style:family="text">
      <style:text-properties officeooo:rsid="0037eeaf"/>
    </style:style>
    <style:style style:name="T35" style:family="text">
      <style:text-properties officeooo:rsid="003929dc"/>
    </style:style>
    <style:style style:name="T36" style:family="text">
      <style:text-properties officeooo:rsid="003c268f"/>
    </style:style>
    <style:style style:name="T37" style:family="text">
      <style:text-properties officeooo:rsid="004a4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5">Análise comparativa do uso de quatro algoritmos de árvore de decisão na predição de encaminhamentos de processos administrativos em órgãos públicos.</text:span></text:p>
      <text:p text:style-name="SBC_3a_author_28_s_29_"><text:span text:style-name="T32">Deivid F. Gonzaga</text:span></text:p>
      <text:p text:style-name="SBC_3a_institution">Departamento de <text:span text:style-name="T34">Pós-Graduação</text:span></text:p>
      <text:p text:style-name="SBC_3a_address">Universidade <text:span text:style-name="T33">Do Vale do Itajaí</text:span> (<text:span text:style-name="T33">UNIVALI</text:span>) - <text:span text:style-name="T33">São José</text:span>, SC - Brazil</text:p>
      <text:p text:style-name="SBC_3a_email"><text:span text:style-name="T32">deividfg</text:span>@<text:span text:style-name="T32">gmail.com</text:span></text:p>
      <text:p text:style-name="SBC_3a_abstract"><text:span text:style-name="T1">Abstract.</text:span> <text:span text:style-name="T35">Em </text:span><text:span text:style-name="T6">desenvolvimento</text:span><text:span text:style-name="T2">.</text:span></text:p>
      <text:p text:style-name="SBC_3a_resumo"><text:span text:style-name="T1">Resumo.</text:span> <text:span text:style-name="T35">Em desenvolvimento</text:span>.</text:p>
      <text:h text:style-name="P1" text:outline-level="1">Introdução</text:h>
      <text:p text:style-name="P6"><text:span text:style-name="T3"><text:tab/></text:span><text:span text:style-name="T8">Com a melhora substancial do poder </text:span><text:span text:style-name="T9">de processamento dos computadores </text:span><text:span text:style-name="T11">nos últimos anos</text:span><text:span text:style-name="T8">, e a infinidade </text:span><text:span text:style-name="T10">de dados disponíveis atualmente, as tecnologias de inteligência artificial entraram </text:span><text:span text:style-name="T12">de vez </text:span><text:span text:style-name="T10">nos holofotes das empresas, </text:span><text:span text:style-name="T13">sendo que quem ignorar este novo mundo, corre o sério risco </text:span><text:span text:style-name="T14">de se tornar não competitiv</text:span><text:span text:style-name="T15">o</text:span><text:span text:style-name="T14">s ou até mesmo obsolet</text:span><text:span text:style-name="T15">o</text:span><text:span text:style-name="T14">s.</text:span></text:p>
      <text:p text:style-name="P8"><text:span text:style-name="T7">E </text:span><text:span text:style-name="T2">para entrar </text:span><text:span text:style-name="T13">nesta vanguarda, as empresas não precisam investir pesado em tecnologia e mão de obra qualificada logo de início, podem ter uma abordagem mais conservadora, investindo em treinamentos </text:span><text:span text:style-name="T16">dos funcionários atuais e escolhendo problemas relativamente simples por exemplo.</text:span></text:p>
      <text:p text:style-name="P10"><text:span text:style-name="T7"><text:tab/></text:span><text:span text:style-name="T16">Com isso em mente, venho propor neste artigo, </text:span><text:span text:style-name="T17">o uso de algorítimos de árvore de decisão, que são </text:span><text:span text:style-name="T18">mais</text:span><text:span text:style-name="T17"> simples de usar e fáceis de entender, </text:span><text:span text:style-name="T19">p</text:span><text:span text:style-name="T18">ara </text:span><text:span text:style-name="T19">realizar a primeira implementação deste tipo em um sistema de processos administrativos para órgãos públicos.</text:span></text:p>
      <text:p text:style-name="P11"><text:span text:style-name="T19"><text:tab/></text:span><text:span text:style-name="T20">Este sistema consiste basicamente de cadastro de processos administrativos, </text:span><text:span text:style-name="T21">sendo que estes processos </text:span><text:span text:style-name="T20">são encaminhados de setor em setor</text:span><text:span text:style-name="T3">, ao qual são submetidos a validação </text:span><text:span text:style-name="T4">e trâmites necessários, </text:span><text:span text:style-name="T5">e posteriormente são encaminhados</text:span><text:span text:style-name="T4"> para o próximo setor </text:span><text:span text:style-name="T3">responsável, </text:span><text:span text:style-name="T23">e assim sucessivamente até terminar o fluxo dele, ao qual por último ele é arquivado.</text:span></text:p>
      <text:p text:style-name="P11"><text:span text:style-name="T3"><text:tab/></text:span><text:span text:style-name="T22">São realizadas em torno de 1000 (mil) encaminhamentos todos os dias, </text:span><text:span text:style-name="T23">somente no órgão público que está sendo analisado, </text:span><text:span text:style-name="T24">e estes encaminhamentos, por muitas vezes acabam sendo feitos de maneira equivocada, seja por falta de atenção ou </text:span><text:span text:style-name="T25">mesmo</text:span><text:span text:style-name="T24"> por falta de conhecimento do servidor público.</text:span></text:p>
      <text:p text:style-name="P11"><text:span text:style-name="T24"><text:tab/></text:span><text:span text:style-name="T26">A intenção é apoiar na decisão destes usuários </text:span><text:span text:style-name="T29">a</text:span><text:span text:style-name="T26"> realizar os encaminhamentos de forma correta, e evitar </text:span><text:span text:style-name="T29">todos os </text:span><text:span text:style-name="T28">transtornos </text:span><text:span text:style-name="T29">causados por este tipo de problema, e principalmente as horas a mais que são gastas </text:span><text:span text:style-name="T30">para resolvê-los</text:span><text:span text:style-name="T29">.</text:span></text:p>
      <text:p text:style-name="P11"><text:span text:style-name="T24"><text:tab/></text:span></text:p>
      <text:p text:style-name="P11"><text:span text:style-name="T24"/></text:p>
      <text:h text:style-name="P5" text:outline-level="1"><text:soft-page-break/><text:span text:style-name="T37">Métodos</text:span></text:h>
      <text:p text:style-name="P7">Em desenvolvimento.</text:p>
      <text:h text:style-name="P3" text:outline-level="1">Implementação</text:h>
      <text:p text:style-name="P9"><text:span text:style-name="T36">Em desenvolvimento</text:span>.</text:p>
      <text:h text:style-name="SBC_3a_title_3a_2" text:outline-level="2">Subsections</text:h>
      <text:h text:style-name="P4" text:outline-level="1"><text:span text:style-name="T31">Conclusões</text:span></text:h>
      <text:p text:style-name="P9"><text:span text:style-name="T36">Em desenvolvimento</text:span>. </text:p>
      <text:h text:style-name="P2" text:outline-level="1">Referências</text:h>
      <text:p text:style-name="P9"><text:span text:style-name="T36">Em desenvolvimento</text:span>.</text:p>
      <text:p text:style-name="SBC_3a_references">References</text:p>
      <text:p text:style-name="SBC_3a_reference"><text:span text:style-name="T36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76</meta:editing-cycles>
    <meta:editing-duration>P1DT15H52M32S</meta:editing-duration>
    <dc:date>2018-12-12T18:22:17.877000000</dc:date>
    <meta:document-statistic meta:table-count="0" meta:image-count="0" meta:object-count="0" meta:page-count="2" meta:paragraph-count="26" meta:word-count="337" meta:character-count="2249" meta:non-whitespace-character-count="1936"/>
    <meta:user-defined meta:name="Info 1"/>
    <meta:user-defined meta:name="Info 2"/>
    <meta:user-defined meta:name="Info 3"/>
    <meta:user-defined meta:name="Info 4"/>
  </office:meta>
</office:document-meta>
</file>